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" svg:font-family="'Arial Unicode MS'" style:font-family-generic="swiss"/>
    <style:font-face style:name="Liberation Sans1" svg:font-family="'Liberation Sans'" style:font-adornments="Regular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7" svg:font-family="'Noto Sans'" style:font-adornments="Condensed" style:font-family-generic="swiss" style:font-pitch="variable"/>
    <style:font-face style:name="Noto Sans6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2" svg:font-family="'Noto Sans'" style:font-adornments="Light" style:font-family-generic="swiss" style:font-pitch="variable"/>
    <style:font-face style:name="Noto Sans8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ionHistory" style:family="table">
      <style:table-properties style:width="6.925in" table:align="margins" style:may-break-between-rows="true" table:border-model="collapsing"/>
    </style:style>
    <style:style style:name="VerionHistory.A" style:family="table-column">
      <style:table-column-properties style:column-width="0.7542in" style:rel-column-width="7137*"/>
    </style:style>
    <style:style style:name="VerionHistory.B" style:family="table-column">
      <style:table-column-properties style:column-width="1.1868in" style:rel-column-width="11231*"/>
    </style:style>
    <style:style style:name="VerionHistory.C" style:family="table-column">
      <style:table-column-properties style:column-width="4.984in" style:rel-column-width="47167*"/>
    </style:style>
    <style:style style:name="VerionHistory.1" style:family="table-row">
      <style:table-row-properties fo:keep-together="auto"/>
    </style:style>
    <style:style style:name="VerionHistory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VerionHistory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VerionHistory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VerionHistory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VerionHistory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VerionHistory.B3" style:family="table-cell">
      <style:table-cell-properties fo:background-color="#dddddd" fo:padding="0in" fo:border="none" style:writing-mode="page">
        <style:background-image/>
      </style:table-cell-properties>
    </style:style>
    <style:style style:name="VerionHistory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VerionHistory.A4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VerionHistory.B4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VerionHistory.C4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40382c"/>
    </style:style>
    <style:style style:name="P3" style:family="paragraph" style:parent-style-name="Text_20_body">
      <style:text-properties officeooo:paragraph-rsid="00427b68"/>
    </style:style>
    <style:style style:name="P4" style:family="paragraph" style:parent-style-name="Text_20_body">
      <style:text-properties officeooo:paragraph-rsid="0049b6b7"/>
    </style:style>
    <style:style style:name="P5" style:family="paragraph" style:parent-style-name="Text_20_body">
      <style:paragraph-properties fo:margin-left="0.5in" fo:margin-right="0in" fo:text-indent="0in" style:auto-text-indent="false"/>
      <style:text-properties style:font-name="Noto Serif3" fo:font-size="12pt" officeooo:paragraph-rsid="00334a2f" style:font-size-asian="12pt" style:font-size-complex="12pt"/>
    </style:style>
    <style:style style:name="P6" style:family="paragraph" style:parent-style-name="Normal_20_No_20_Spell">
      <style:text-properties fo:font-size="14pt" officeooo:rsid="0138e843" officeooo:paragraph-rsid="003da6c3" style:font-size-asian="12.25pt" style:font-size-complex="14pt"/>
    </style:style>
    <style:style style:name="P7" style:family="paragraph" style:parent-style-name="Body_20_Text">
      <style:paragraph-properties fo:text-align="start" style:justify-single-word="false"/>
      <style:text-properties officeooo:paragraph-rsid="006066ae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7b06d" officeooo:paragraph-rsid="0057b06d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60037" officeooo:paragraph-rsid="00560037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b06d" officeooo:paragraph-rsid="0057b06d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55db6" officeooo:paragraph-rsid="00655db6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60037" officeooo:paragraph-rsid="00560037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8f772" officeooo:paragraph-rsid="0058f77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14" style:family="paragraph" style:parent-style-name="Body_20_Text" style:list-style-name="DWS_20_Numbered_20_List">
      <style:text-properties officeooo:paragraph-rsid="006066ae"/>
    </style:style>
    <style:style style:name="P15" style:family="paragraph" style:parent-style-name="Body_20_Text" style:list-style-name="DWS_20_Numbered_20_List">
      <style:text-properties officeooo:paragraph-rsid="0038d79b"/>
    </style:style>
    <style:style style:name="P16" style:family="paragraph" style:parent-style-name="Heading_20_2">
      <style:text-properties officeooo:paragraph-rsid="0039d609"/>
    </style:style>
    <style:style style:name="P17" style:family="paragraph" style:parent-style-name="Heading_20_2">
      <style:text-properties officeooo:paragraph-rsid="00334a2f"/>
    </style:style>
    <style:style style:name="P18" style:family="paragraph" style:parent-style-name="Heading_20_2">
      <style:text-properties officeooo:paragraph-rsid="00560037"/>
    </style:style>
    <style:style style:name="P19" style:family="paragraph" style:parent-style-name="Heading_20_2">
      <style:text-properties officeooo:paragraph-rsid="006066ae"/>
    </style:style>
    <style:style style:name="P20" style:family="paragraph" style:parent-style-name="Heading_20_2">
      <style:paragraph-properties fo:break-before="page"/>
      <style:text-properties officeooo:paragraph-rsid="00334a2f"/>
    </style:style>
    <style:style style:name="P21" style:family="paragraph" style:parent-style-name="Text_20_body" style:list-style-name="DWS_20_Bullet_20_List">
      <style:text-properties officeooo:paragraph-rsid="005335ba"/>
    </style:style>
    <style:style style:name="P22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5335ba"/>
    </style:style>
    <style:style style:name="P23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24" style:family="paragraph" style:parent-style-name="Text_20_body" style:list-style-name="DWS_20_Bullet_20_List">
      <style:text-properties style:use-window-font-color="true" loext:opacity="0%" style:font-name="NotoSerif" fo:font-size="12pt" officeooo:rsid="004fde19" officeooo:paragraph-rsid="004fde19"/>
    </style:style>
    <style:style style:name="P25" style:family="paragraph" style:parent-style-name="Text_20_body" style:list-style-name="DWS_20_Bullet_20_List">
      <style:text-properties style:use-window-font-color="true" loext:opacity="0%" style:font-name="NotoSerif" fo:font-size="12pt" officeooo:rsid="006699ba" officeooo:paragraph-rsid="006699ba"/>
    </style:style>
    <style:style style:name="P26" style:family="paragraph" style:parent-style-name="Text_20_body" style:list-style-name="L1">
      <style:text-properties officeooo:paragraph-rsid="00334a2f"/>
    </style:style>
    <style:style style:name="P27" style:family="paragraph" style:parent-style-name="Text_20_body" style:list-style-name="L1">
      <style:text-properties officeooo:rsid="0032d245" officeooo:paragraph-rsid="00334a2f"/>
    </style:style>
    <style:style style:name="P28" style:family="paragraph" style:parent-style-name="Text_20_body" style:list-style-name="L1">
      <style:text-properties officeooo:rsid="0040382c" officeooo:paragraph-rsid="0040382c"/>
    </style:style>
    <style:style style:name="P29" style:family="paragraph" style:parent-style-name="Text_20_body" style:list-style-name="L2">
      <style:text-properties officeooo:paragraph-rsid="00334a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6a56" style:font-weight-asian="bold" style:font-weight-complex="bold"/>
    </style:style>
    <style:style style:name="T3" style:family="text">
      <style:text-properties fo:font-weight="bold" officeooo:rsid="0047da03" style:font-weight-asian="bold" style:font-weight-complex="bold"/>
    </style:style>
    <style:style style:name="T4" style:family="text">
      <style:text-properties fo:font-weight="bold" officeooo:rsid="0049b6b7" style:font-weight-asian="bold" style:font-weight-complex="bold"/>
    </style:style>
    <style:style style:name="T5" style:family="text">
      <style:text-properties fo:font-weight="bold" officeooo:rsid="003b6dbe" style:font-weight-asian="bold" style:font-weight-complex="bold"/>
    </style:style>
    <style:style style:name="T6" style:family="text">
      <style:text-properties style:use-window-font-color="true" loext:opacity="0%" style:font-name="NotoSerif" fo:font-size="12pt" officeooo:rsid="00294eb1"/>
    </style:style>
    <style:style style:name="T7" style:family="text">
      <style:text-properties style:use-window-font-color="true" loext:opacity="0%" style:font-name="NotoSerif" fo:font-size="12pt" officeooo:rsid="00352328"/>
    </style:style>
    <style:style style:name="T8" style:family="text">
      <style:text-properties style:use-window-font-color="true" loext:opacity="0%" style:font-name="NotoSerif" fo:font-size="12pt" officeooo:rsid="003415f2"/>
    </style:style>
    <style:style style:name="T9" style:family="text">
      <style:text-properties style:use-window-font-color="true" loext:opacity="0%" style:font-name="NotoSerif" fo:font-size="12pt" officeooo:rsid="0036f7bc"/>
    </style:style>
    <style:style style:name="T10" style:family="text">
      <style:text-properties style:use-window-font-color="true" loext:opacity="0%" style:font-name="NotoSerif" fo:font-size="12pt" officeooo:rsid="0039d609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style:use-window-font-color="true" loext:opacity="0%" style:font-name="NotoSerif" fo:font-size="12pt" officeooo:rsid="0040382c"/>
    </style:style>
    <style:style style:name="T13" style:family="text">
      <style:text-properties style:use-window-font-color="true" loext:opacity="0%" style:font-name="NotoSerif" fo:font-size="12pt" officeooo:rsid="00456a56"/>
    </style:style>
    <style:style style:name="T14" style:family="text">
      <style:text-properties style:use-window-font-color="true" loext:opacity="0%" style:font-name="NotoSerif" fo:font-size="12pt" officeooo:rsid="004c17e9"/>
    </style:style>
    <style:style style:name="T15" style:family="text">
      <style:text-properties style:use-window-font-color="true" loext:opacity="0%" style:font-name="NotoSerif" fo:font-size="12pt" officeooo:rsid="004fde19"/>
    </style:style>
    <style:style style:name="T16" style:family="text">
      <style:text-properties style:use-window-font-color="true" loext:opacity="0%" style:font-name="NotoSerif" fo:font-size="12pt" officeooo:rsid="005335ba"/>
    </style:style>
    <style:style style:name="T17" style:family="text">
      <style:text-properties style:use-window-font-color="true" loext:opacity="0%" style:font-name="NotoSerif" fo:font-size="12pt" officeooo:rsid="006699ba"/>
    </style:style>
    <style:style style:name="T18" style:family="text">
      <style:text-properties style:use-window-font-color="true" loext:opacity="0%" style:font-name="Liberation Serif" style:font-name-asian="Times New Roman1" style:font-name-complex="Times New Roman1"/>
    </style:style>
    <style:style style:name="T19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1" style:font-style-asian="italic" style:font-weight-asian="bold" style:font-name-complex="Times New Roman1" style:language-complex="zxx" style:country-complex="none" style:font-style-complex="italic" style:font-weight-complex="bold"/>
    </style:style>
    <style:style style:name="T20" style:family="text">
      <style:text-properties style:use-window-font-color="true" loext:opacity="0%" style:font-name="Liberation Serif" fo:language="zxx" fo:country="none" officeooo:rsid="013ba36a" style:font-name-asian="Times New Roman1" style:font-name-complex="Times New Roman1" style:language-complex="zxx" style:country-complex="none"/>
    </style:style>
    <style:style style:name="T21" style:family="text">
      <style:text-properties style:use-window-font-color="true" loext:opacity="0%" style:font-name="Noto Serif1" fo:font-size="12pt" fo:language="en" fo:country="US" officeooo:rsid="004fde19" style:font-name-complex="Noto Serif1"/>
    </style:style>
    <style:style style:name="T22" style:family="text">
      <style:text-properties officeooo:rsid="00294eb1"/>
    </style:style>
    <style:style style:name="T23" style:family="text">
      <style:text-properties officeooo:rsid="0032d245"/>
    </style:style>
    <style:style style:name="T24" style:family="text">
      <style:text-properties officeooo:rsid="0033a494"/>
    </style:style>
    <style:style style:name="T25" style:family="text">
      <style:text-properties officeooo:rsid="00352328"/>
    </style:style>
    <style:style style:name="T26" style:family="text">
      <style:text-properties officeooo:rsid="0036f7bc"/>
    </style:style>
    <style:style style:name="T27" style:family="text">
      <style:text-properties fo:font-weight="normal" officeooo:rsid="0049b6b7" style:font-weight-asian="normal" style:font-weight-complex="normal"/>
    </style:style>
    <style:style style:name="T28" style:family="text">
      <style:text-properties fo:font-weight="normal" officeooo:rsid="002a216b" style:font-weight-asian="normal" style:font-weight-complex="normal"/>
    </style:style>
    <style:style style:name="T29" style:family="text">
      <style:text-properties officeooo:rsid="0038d79b"/>
    </style:style>
    <style:style style:name="T30" style:family="text">
      <style:text-properties officeooo:rsid="061aabb5"/>
    </style:style>
    <style:style style:name="T31" style:family="text">
      <style:text-properties fo:font-size="9pt" officeooo:rsid="061aabb5" style:font-size-asian="9pt" style:font-size-complex="9pt"/>
    </style:style>
    <style:style style:name="T32" style:family="text">
      <style:text-properties fo:font-size="9pt" fo:font-weight="normal" style:font-size-asian="9pt" style:font-weight-asian="normal" style:font-size-complex="9pt" style:font-weight-complex="normal"/>
    </style:style>
    <style:style style:name="T33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34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35" style:family="text">
      <style:text-properties officeooo:rsid="057f4de8"/>
    </style:style>
    <style:style style:name="T36" style:family="text">
      <style:text-properties officeooo:rsid="00354481"/>
    </style:style>
    <style:style style:name="T37" style:family="text">
      <style:text-properties officeooo:rsid="0021407d"/>
    </style:style>
    <style:style style:name="T38" style:family="text">
      <style:text-properties officeooo:rsid="00247457"/>
    </style:style>
    <style:style style:name="T39" style:family="text">
      <style:text-properties officeooo:rsid="01b5fe62"/>
    </style:style>
    <style:style style:name="T40" style:family="text">
      <style:text-properties officeooo:rsid="00308962"/>
    </style:style>
    <style:style style:name="T41" style:family="text">
      <style:text-properties officeooo:rsid="05848a76"/>
    </style:style>
    <style:style style:name="T42" style:family="text">
      <style:text-properties officeooo:rsid="0030b88b"/>
    </style:style>
    <style:style style:name="T43" style:family="text">
      <style:text-properties officeooo:rsid="003c7004"/>
    </style:style>
    <style:style style:name="T44" style:family="text">
      <style:text-properties style:font-name-asian="Times New Roman1"/>
    </style:style>
    <style:style style:name="T45" style:family="text">
      <style:text-properties officeooo:rsid="0052eaf3" style:font-name-asian="Times New Roman1"/>
    </style:style>
    <style:style style:name="T46" style:family="text">
      <style:text-properties officeooo:rsid="003e87f3"/>
    </style:style>
    <style:style style:name="T47" style:family="text">
      <style:text-properties officeooo:rsid="0040382c"/>
    </style:style>
    <style:style style:name="T48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49" style:family="text">
      <style:text-properties officeooo:rsid="004367eb"/>
    </style:style>
    <style:style style:name="T50" style:family="text">
      <style:text-properties officeooo:rsid="00456a56"/>
    </style:style>
    <style:style style:name="T51" style:family="text">
      <style:text-properties officeooo:rsid="0047da03"/>
    </style:style>
    <style:style style:name="T52" style:family="text">
      <style:text-properties style:font-name="Liberation Sans1" officeooo:rsid="0047da03"/>
    </style:style>
    <style:style style:name="T53" style:family="text">
      <style:text-properties style:font-name="Noto Serif1" officeooo:rsid="0047da03"/>
    </style:style>
    <style:style style:name="T54" style:family="text">
      <style:text-properties style:font-name="Noto Serif1" officeooo:rsid="005e22fc"/>
    </style:style>
    <style:style style:name="T55" style:family="text">
      <style:text-properties style:font-name="Noto Serif1" officeooo:rsid="005f7d07"/>
    </style:style>
    <style:style style:name="T56" style:family="text">
      <style:text-properties officeooo:rsid="004c17e9"/>
    </style:style>
    <style:style style:name="T57" style:family="text">
      <style:text-properties officeooo:rsid="004fde19"/>
    </style:style>
    <style:style style:name="T58" style:family="text">
      <style:text-properties officeooo:rsid="003b6dbe"/>
    </style:style>
    <style:style style:name="T59" style:family="text">
      <style:text-properties officeooo:rsid="005335ba"/>
    </style:style>
    <style:style style:name="T60" style:family="text">
      <style:text-properties officeooo:rsid="00560037"/>
    </style:style>
    <style:style style:name="T61" style:family="text">
      <style:text-properties officeooo:rsid="002a216b"/>
    </style:style>
    <style:style style:name="T62" style:family="text">
      <style:text-properties officeooo:rsid="0057b06d"/>
    </style:style>
    <style:style style:name="T63" style:family="text">
      <style:text-properties fo:text-transform="capitalize" fo:color="#2a6099" loext:opacity="100%" style:font-name="Noto Sans1" fo:font-size="14pt" fo:language="en" fo:country="US" fo:font-style="italic" fo:font-weight="bold" officeooo:rsid="0058f772" style:font-name-complex="Times New Roman2"/>
    </style:style>
    <style:style style:name="T64" style:family="text">
      <style:text-properties officeooo:rsid="005a499d"/>
    </style:style>
    <style:style style:name="T65" style:family="text">
      <style:text-properties officeooo:rsid="005c2957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63cd94" style:font-style-asian="italic" style:font-style-complex="italic"/>
    </style:style>
    <style:style style:name="T68" style:family="text">
      <style:text-properties officeooo:rsid="005c6c97"/>
    </style:style>
    <style:style style:name="T69" style:family="text">
      <style:text-properties officeooo:rsid="005d6d91"/>
    </style:style>
    <style:style style:name="T70" style:family="text">
      <style:text-properties officeooo:rsid="005e22fc"/>
    </style:style>
    <style:style style:name="T71" style:family="text">
      <style:text-properties officeooo:rsid="005f7d07"/>
    </style:style>
    <style:style style:name="T72" style:family="text">
      <style:text-properties officeooo:rsid="006066ae"/>
    </style:style>
    <style:style style:name="T73" style:family="text">
      <style:text-properties officeooo:rsid="00655db6"/>
    </style:style>
    <style:style style:name="T74" style:family="text">
      <style:text-properties officeooo:rsid="00665298"/>
    </style:style>
    <style:style style:name="T75" style:family="text">
      <style:text-properties officeooo:rsid="00689599"/>
    </style:style>
    <style:style style:name="T76" style:family="text">
      <style:text-properties officeooo:rsid="0069e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26">s</text:span></text:h>
      <text:p text:style-name="P1">When I started writing an eBook with LibreOffice Writer I could not find a template that worked and demonstrated the styles used within the template, so I created <text:span text:style-name="T25">two</text:span>. <text:span text:style-name="T71">In March 2021, t</text:span><text:span text:style-name="T70">he </text:span><text:span text:style-name="T71">the first version of the </text:span><text:span text:style-name="T70">novel template won a prize in a </text:span><text:a xlink:type="simple" xlink:href="https://adfinis.com/en/blog/winners-of-the-libreoffice-template-contest-2020/" text:style-name="Internet_20_link" text:visited-style-name="Visited_20_Internet_20_Link"><text:span text:style-name="T70">template contest</text:span></text:a><text:span text:style-name="T70"> and paid for half of my new 13” 2020 MacBook Air M1. Now </text:span><text:span text:style-name="T71">I and a faster</text:span><text:span text:style-name="T54"> </text:span><text:span text:style-name="T55">w</text:span><text:span text:style-name="T54">riter </text:span><text:span text:style-name="T55">than ever</text:span><text:span text:style-name="T70"> ;=}</text:span></text:p>
      <text:h text:style-name="P16" text:outline-level="2">What’s Included</text:h>
      <text:list xml:id="list774690402" text:style-name="DWS_20_Numbered_20_List">
        <text:list-item>
          <text:p text:style-name="P14"><text:span text:style-name="T36">LibreOffice</text:span> Writer template<text:span text:style-name="T29">s for both a novel and light technical books</text:span> containing a style sh<text:span text:style-name="T37">e</text:span>et and sample content for a book. <text:span text:style-name="T57">Both template</text:span><text:span text:style-name="T59">s</text:span><text:span text:style-name="T57"> work for print/paperback (PDF) and eBook </text:span><text:span text:style-name="T59">(EPUB 3) </text:span><text:span text:style-name="T57">formats. </text:span></text:p>
        </text:list-item>
        <text:list-item>
          <text:p text:style-name="P14"><text:span text:style-name="T57">There is also a version of the technical template that is reformatted for printed </text:span><text:span text:style-name="T21">technical</text:span><text:span text:style-name="T57"> reports.</text:span></text:p>
        </text:list-item>
        <text:list-item>
          <text:p text:style-name="P15">A step-by-step set of instructions <text:span text:style-name="T33">(</text:span><text:span text:style-name="T34">DWS-BookTemp-Instructions.</text:span><text:span text:style-name="T33">pdf)</text:span><text:span text:style-name="T32"> </text:span>for:</text:p>
          <text:list>
            <text:list-item>
              <text:p text:style-name="P15">Setting u<text:span text:style-name="T38">p</text:span> the environment on Mac <text:span text:style-name="T39">or Windows </text:span>PC.</text:p>
            </text:list-item>
            <text:list-item>
              <text:p text:style-name="P15">Starting a book project <text:span text:style-name="T40">and p</text:span>roducing a PDF file for viewing and printing on US letter (8.5″ x 11″) paper, <text:span text:style-name="T42">and an EPUB </text:span><text:span text:style-name="T29">3</text:span><text:span text:style-name="T42"> for viewing </text:span><text:span text:style-name="T43">and submitting to Amazon. </text:span><text:span text:style-name="T2">Note:</text:span><text:span text:style-name="T50"> Amazon now wants EPUB files for submission!</text:span></text:p>
            </text:list-item>
            <text:list-item>
              <text:p text:style-name="P15">Creating both the JPEG cover for an eBook and a PDF file for the front cover, back cover and spine of a paperback book.</text:p>
            </text:list-item>
            <text:list-item>
              <text:p text:style-name="P15">Final post processing for paperback printing.</text:p>
            </text:list-item>
            <text:list-item>
              <text:p text:style-name="P15">Producing <text:span text:style-name="T41">an EPUB </text:span><text:span text:style-name="T29">3</text:span><text:span text:style-name="T41"> file</text:span> for viewing and submitting to book distributors.</text:p>
            </text:list-item>
          </text:list>
        </text:list-item>
        <text:list-item>
          <text:p text:style-name="P15">A <text:span text:style-name="T30">LibreOffice Calc Worksheet</text:span> to calculate the dimensions for a paperback cover. <text:span text:style-name="T31">(DWS-Book-Calc.ods)</text:span><text:span text:style-name="T35">.</text:span></text:p>
        </text:list-item>
      </text:list>
      <text:h text:style-name="Heading_20_2" text:outline-level="2">Files Included</text:h>
      <text:list xml:id="list273658623" text:style-name="DWS_20_Bullet_20_List">
        <text:list-item>
          <text:p text:style-name="P21"><text:span text:style-name="T6">D</text:span><text:span text:style-name="T10">WS-BookTempNovel in PDF, </text:span><text:span text:style-name="T11">EPUB 3</text:span><text:span text:style-name="T10"> and ODT source (~</text:span><text:span text:style-name="T14">6</text:span><text:span text:style-name="T17">5</text:span><text:span text:style-name="T10"> pages)</text:span></text:p>
        </text:list-item>
        <text:list-item>
          <text:p text:style-name="P22">DWS-BookTempTech in PDF, <text:span text:style-name="T43">EPUB 3</text:span> and ODT source (~<text:span text:style-name="T56">7</text:span><text:span text:style-name="T75">5</text:span> pages)</text:p>
        </text:list-item>
        <text:list-item>
          <text:p text:style-name="P24">DWS-BookTempReport in PDF and ODT source (~10 pages)</text:p>
        </text:list-item>
        <text:list-item>
          <text:p text:style-name="P25">DWS-BookTempMaster only in ODT source (~75 pages)</text:p>
        </text:list-item>
        <text:list-item>
          <text:p text:style-name="P23">DWS-BookTemp-Instructions in PDF <text:span text:style-name="T59">and ODT source</text:span> (~<text:span text:style-name="T76">40</text:span> pages)</text:p>
        </text:list-item>
        <text:list-item>
          <text:p text:style-name="P23">Calc/DWS-BookCalc.ods <text:span text:style-name="T50">(</text:span>a worksheet<text:span text:style-name="T50">)</text:span></text:p>
        </text:list-item>
      </text:list>
      <text:p text:style-name="P2"><text:soft-page-break/><text:span text:style-name="T6">T</text:span><text:span text:style-name="T8">he PDF </text:span><text:span text:style-name="T9">and </text:span><text:span text:style-name="T11">EPUB</text:span><text:span text:style-name="T8"> </text:span><text:span text:style-name="T16">3 </text:span><text:span text:style-name="T8">versions </text:span><text:span text:style-name="T15">are</text:span><text:span text:style-name="T7"> </text:span><text:span text:style-name="T8">included in this repository so that you can see how a sample </text:span><text:span text:style-name="T12">book </text:span><text:span text:style-name="T8">would be formatted as a paperback or </text:span><text:span text:style-name="T13">an</text:span><text:span text:style-name="T8"> </text:span><text:span text:style-name="T11">eBook</text:span><text:span text:style-name="T8">.</text:span></text:p>
      <text:h text:style-name="P17" text:outline-level="2">Getting Started</text:h>
      <text:p text:style-name="P6"><text:span text:style-name="Warning"><text:span text:style-name="T45">W</text:span></text:span><text:span text:style-name="Warning"><text:span text:style-name="T44">arning: </text:span></text:span><text:span text:style-name="T18">When viewing PDF files at GitHub, hyperlinks and links in the Table of Contents </text:span><text:span text:style-name="T19">may</text:span><text:span text:style-name="T20"> not be</text:span><text:span text:style-name="T18"> clickable! In the actual PDF files, when downloaded they are.</text:span></text:p>
      <text:p text:style-name="P1"/>
      <text:p text:style-name="P1">The file <text:span text:style-name="T1">DWS-BookTemp-Instructions.pdf </text:span>contains the instructions for:</text:p>
      <text:list xml:id="list3990801459" text:style-name="L1">
        <text:list-item>
          <text:p text:style-name="P26">Software Installation on macOS &amp; Windows.</text:p>
        </text:list-item>
        <text:list-item>
          <text:p text:style-name="P26">New Book Project Setup—The instructions to process the template into a paperback, EPUB 3 and Kindle MOBI files.</text:p>
        </text:list-item>
        <text:list-item>
          <text:p text:style-name="P26">Post Processing Steps—The final steps prior to producing an eBook or paperback <text:span text:style-name="T59">for production.</text:span></text:p>
        </text:list-item>
        <text:list-item>
          <text:p text:style-name="P27">Creating both an eBook cover and a paperback book cover.</text:p>
        </text:list-item>
        <text:list-item>
          <text:p text:style-name="P28">Other useful stuff.</text:p>
        </text:list-item>
      </text:list>
      <text:h text:style-name="P17" text:outline-level="2">Prerequisites</text:h>
      <text:p text:style-name="P1">None. <text:s/><text:span text:style-name="T57">It is assumed that you know how to use basic word processing software such as LibreOffice Writer, Microsoft Word or Apple’s Pages.</text:span></text:p>
      <text:h text:style-name="P17" text:outline-level="2">Installing</text:h>
      <text:list xml:id="list3322809502" text:style-name="L2">
        <text:list-item>
          <text:p text:style-name="P29">See <text:span text:style-name="T1">DWS-BookTemp-Instructions.pdf</text:span></text:p>
        </text:list-item>
      </text:list>
      <text:h text:style-name="P17" text:outline-level="2">Running the tests</text:h>
      <text:p text:style-name="P1">If you follow the example<text:span text:style-name="T59">s</text:span> in the instructions, you will have a sample 8.5x11<text:span text:style-name="T52">ʺ</text:span> paperback, a<text:span text:style-name="T49">n</text:span> EPUB 3 eBook built using the template<text:span text:style-name="T59">s</text:span> as a test. <text:span text:style-name="T51">Each</text:span> showing <text:span text:style-name="T51">the</text:span> named style elements. <text:span text:style-name="T1">DWS-BookTemp</text:span><text:span text:style-name="T3">Novel</text:span><text:span text:style-name="T1">_Epub3.epub </text:span><text:span text:style-name="T24">is what the </text:span><text:span text:style-name="T53">novel</text:span><text:span text:style-name="T24"> will look like. </text:span><text:span text:style-name="T43">You can view this in any EPUB reader, including Amazon’s Kindle Previewer.</text:span></text:p>
      <text:p text:style-name="P4"><text:span text:style-name="T58">You can follow the same instruction</text:span><text:span text:style-name="T43">s</text:span><text:span text:style-name="T58"> using the DWS-BookT</text:span><text:span text:style-name="T43">e</text:span><text:span text:style-name="T58">mpTech template and get an example from the light technical template. <text:s/></text:span><text:span text:style-name="T5">DWS-BookTemp</text:span><text:span text:style-name="T4">Tech</text:span><text:span text:style-name="T5">_Epub3.epub </text:span><text:span text:style-name="T27">is now included in the repository.</text:span></text:p>
      <text:h text:style-name="P20" text:outline-level="2">Versioning</text:h>
      <text:p text:style-name="P1">LibreOffice Writer isn’t a good format for <text:span text:style-name="T68">software </text:span>version control. However, each file contains a date-formatted version ID near the top of the file <text:span text:style-name="T22">similar to </text:span><text:span text:style-name="T23">the two lines </text:span><text:span text:style-name="T22">below.</text:span></text:p>
      <text:p text:style-name="P5"><text:span text:style-name="T1">File:</text:span> README.odt <text:span text:style-name="T1">Title</text:span>: README.odt <text:span text:style-name="T1">Author:</text:span> David Snow</text:p>
      <text:p text:style-name="P5"><text:span text:style-name="T1">Last Modified:</text:span> <text:s/>2020-09-14 03:22 PM by David Snow ― 306 words 2 pages.</text:p>
      <text:p text:style-name="Body_20_Text"><text:span text:style-name="T68">Also e</text:span>ach template has an <text:span text:style-name="T67">E</text:span><text:span text:style-name="T66">dition </text:span><text:span text:style-name="T67">N</text:span><text:span text:style-name="T66">umber</text:span> near its beginning. <text:span text:style-name="T65">Usually the whole set of templates and the instructions are updated as a set and the </text:span><text:span text:style-name="T72">edition </text:span><text:span text:style-name="T65">number is incremented.</text:span></text:p>
      <text:h text:style-name="P17" text:outline-level="2">Authors</text:h>
      <text:p text:style-name="P1">David W. Snow</text:p>
      <text:h text:style-name="P17" text:outline-level="2">License</text:h>
      <text:p text:style-name="P3">This project is licensed under <text:span text:style-name="Largest_20_Text"><text:span text:style-name="T48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48">CC0 1.0 Universal</text:span></text:span></text:a><text:span text:style-name="Largest_20_Text"><text:span text:style-name="T48">) license.</text:span></text:span></text:p>
      <text:h text:style-name="P18" text:outline-level="2"><text:span text:style-name="T63">Edition</text:span><text:span text:style-name="T60"> History </text:span><text:span text:style-name="T74">(Git tag)</text:span></text:h>
      <table:table table:name="VerionHistory" table:style-name="VerionHistory" table:template-name="Box List Blue">
        <table:table-column table:style-name="VerionHistory.A"/>
        <table:table-column table:style-name="VerionHistory.B"/>
        <table:table-column table:style-name="VerionHistory.C"/>
        <table:table-row table:style-name="VerionHistory.1">
          <table:table-cell table:style-name="VerionHistory.A1" office:value-type="string">
            <text:p text:style-name="P13">Edition</text:p>
          </table:table-cell>
          <table:table-cell table:style-name="VerionHistory.A1" office:value-type="string">
            <text:p text:style-name="P12">Date</text:p>
          </table:table-cell>
          <table:table-cell table:style-name="VerionHistory.A1" office:value-type="string">
            <text:p text:style-name="P12"><text:span text:style-name="T69">Major </text:span>Changes <text:span text:style-name="T69">&amp; Additions</text:span></text:p>
          </table:table-cell>
        </table:table-row>
        <table:table-row table:style-name="VerionHistory.1">
          <table:table-cell table:style-name="VerionHistory.A2" office:value-type="string">
            <text:p text:style-name="P9">1.<text:span text:style-name="T73">1.0</text:span></text:p>
          </table:table-cell>
          <table:table-cell table:style-name="VerionHistory.B2" office:value-type="string">
            <text:p text:style-name="P10">January 2021</text:p>
          </table:table-cell>
          <table:table-cell table:style-name="VerionHistory.C2" office:value-type="string">
            <text:p text:style-name="P9">The basic template<text:span text:style-name="T62">s</text:span> (Novel &amp; Technical) <text:span text:style-name="T62">plus instructions</text:span>. The novel template won <text:a xlink:type="simple" xlink:href="https://adfinis.com/en/" text:style-name="Internet_20_link" text:visited-style-name="Visited_20_Internet_20_Link">Adfinis</text:a>’ template contest. See thier <text:a xlink:type="simple" xlink:href="https://adfinis.com/en/blog/winners-of-the-libreoffice-template-contest-2020/" text:style-name="Internet_20_link" text:visited-style-name="Visited_20_Internet_20_Link">blog</text:a>.</text:p>
          </table:table-cell>
        </table:table-row>
        <table:table-row table:style-name="VerionHistory.1">
          <table:table-cell table:style-name="VerionHistory.A3" office:value-type="string">
            <text:p text:style-name="P11">1.2.0</text:p>
          </table:table-cell>
          <table:table-cell table:style-name="VerionHistory.B3" office:value-type="string">
            <text:p text:style-name="P10">June 2021</text:p>
          </table:table-cell>
          <table:table-cell table:style-name="VerionHistory.C3" office:value-type="string">
            <text:p text:style-name="P10">Updated several section<text:span text:style-name="T64">s</text:span> and a report template (DWS-BookTempReport) added. <text:span text:style-name="T64">Tested with LibreOffice Writer 7.1.4.2</text:span></text:p>
          </table:table-cell>
        </table:table-row>
        <table:table-row table:style-name="TableLine105553242235904">
          <table:table-cell table:style-name="VerionHistory.A4" office:value-type="string">
            <text:p text:style-name="P8"/>
          </table:table-cell>
          <table:table-cell table:style-name="VerionHistory.B4">
            <text:p text:style-name="P8"/>
          </table:table-cell>
          <table:table-cell table:style-name="VerionHistory.C4">
            <text:p text:style-name="P8"/>
          </table:table-cell>
        </table:table-row>
      </table:table>
      <text:h text:style-name="P19" text:outline-level="2"><text:span text:style-name="Menu-Shortcut"><text:line-break/>Notes:</text:span></text:h>
      <text:p text:style-name="P7"><text:span text:style-name="Menu-Shortcut"><text:span text:style-name="T28">README.md is created with pandoc via:</text:span></text:span><text:span text:style-name="Menu-Shortcut"><text:span text:style-name="T61"><text:line-break/>pandoc README.odt -o README.m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" svg:font-family="'Noto Serif'" style:font-family-generic="roman"/>
    <style:font-face style:name="Arial Unicode MS" svg:font-family="'Arial Unicode MS'" style:font-family-generic="swiss"/>
    <style:font-face style:name="Liberation Sans1" svg:font-family="'Liberation Sans'" style:font-adornments="Regular" style:font-family-generic="swiss"/>
    <style:font-face style:name="Noto Sans3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2" svg:font-family="'Noto Mono'" style:font-adornments="Bold" style:font-pitch="variable"/>
    <style:font-face style:name="Noto Mono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3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7" svg:font-family="'Noto Sans'" style:font-adornments="Condensed" style:font-family-generic="swiss" style:font-pitch="variable"/>
    <style:font-face style:name="Noto Sans6" svg:font-family="'Noto Sans'" style:font-adornments="Condensed Bold" style:font-family-generic="swiss" style:font-pitch="variable"/>
    <style:font-face style:name="Noto Sans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1" svg:font-family="'Noto Sans'" style:font-adornments="Italic" style:font-family-generic="swiss" style:font-pitch="variable"/>
    <style:font-face style:name="Noto Sans2" svg:font-family="'Noto Sans'" style:font-adornments="Light" style:font-family-generic="swiss" style:font-pitch="variable"/>
    <style:font-face style:name="Noto Sans8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3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1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3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6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1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6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4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2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2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4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2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5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5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8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1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7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7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2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4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7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7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8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4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5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4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7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5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4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4" fo:font-family="'Noto Sans'" style:font-style-name="Bold" style:font-family-generic="swiss" style:font-pitch="variable" fo:font-size="80%" fo:font-weight="bold" style:font-size-asian="80%" style:font-weight-asian="bold" style:font-name-complex="Noto Sans4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4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2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2" fo:font-family="'Noto Mono'" style:font-style-name="Bold" style:font-pitch="variable" fo:font-size="12pt" fo:language="en" fo:country="US" fo:font-weight="bold" style:font-weight-asian="bold" style:font-name-complex="Times New Roman2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1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2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3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2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2" fo:font-family="'Noto Mono'" style:font-style-name="Bold" style:font-pitch="variable" fo:font-size="12pt" fo:language="en" fo:country="US" fo:font-weight="bold" style:font-weight-asian="bold" style:font-name-complex="Noto Serif1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2" fo:font-family="'Noto Mono'" style:font-style-name="Bold" style:font-pitch="variable" fo:font-size="12pt" fo:language="en" fo:country="US" fo:font-weight="bold" style:font-name-complex="Noto Serif1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1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1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1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1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date-style style:name="N10121" number:language="en" number:country="US">
      <number:year number:style="long"/>
    </number:date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style-name="Regular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style-name="Regular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1-06-24T09:33:52.546934437</dc:date>
    <dc:creator>David Snow</dc:creator>
    <meta:editing-duration>P1DT4H7M17S</meta:editing-duration>
    <meta:editing-cycles>58</meta:editing-cycles>
    <meta:generator>LibreOffice/7.1.4.2$MacOSX_X86_64 LibreOffice_project/a529a4fab45b75fefc5b6226684193eb000654f6</meta:generator>
    <dc:title>README.odt</dc:title>
    <meta:document-statistic meta:table-count="1" meta:image-count="0" meta:object-count="0" meta:page-count="3" meta:paragraph-count="56" meta:word-count="682" meta:character-count="4147" meta:non-whitespace-character-count="3520"/>
    <meta:user-defined meta:name="AuthorName">David W. Snow</meta:user-defined>
  </office:meta>
</office:document-meta>
</file>